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23.41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s" table:style-name="ta1">
        <table:shapes>
          <draw:frame draw:z-index="0" draw:style-name="gr1" draw:text-style-name="P1" svg:width="159.99mm" svg:height="89.99mm" svg:x="122.58mm" svg:y="11.89mm">
            <loext:p draw:notify-on-update-of-ranges="times.A1:times.A1 times.A2:times.A29 times.B1:times.B1 times.B2:times.B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3.84mm" svg:y="106.98mm">
            <loext:p draw:notify-on-update-of-ranges="times.A1:times.A1 times.A2:times.A29 times.C1:times.C1 times.C2:times.C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hunk size (byte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rate (MB/s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.13" calcext:value-type="float">
            <text:p>53.13</text:p>
          </table:table-cell>
          <table:table-cell table:formula="of:=20.4/[.B2]" office:value-type="float" office:value="0.383963862224732" calcext:value-type="float">
            <text:p>0.38396386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05" calcext:value-type="float">
            <text:p>35.05</text:p>
          </table:table-cell>
          <table:table-cell table:formula="of:=20.4/[.B3]" office:value-type="float" office:value="0.582025677603424" calcext:value-type="float">
            <text:p>0.58202567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.37" calcext:value-type="float">
            <text:p>29.37</text:p>
          </table:table-cell>
          <table:table-cell table:formula="of:=20.4/[.B4]" office:value-type="float" office:value="0.694586312563841" calcext:value-type="float">
            <text:p>0.69458631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.48" calcext:value-type="float">
            <text:p>20.48</text:p>
          </table:table-cell>
          <table:table-cell table:formula="of:=20.4/[.B5]" office:value-type="float" office:value="0.99609375" calcext:value-type="float">
            <text:p>0.996093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.32" calcext:value-type="float">
            <text:p>20.32</text:p>
          </table:table-cell>
          <table:table-cell table:formula="of:=20.4/[.B6]" office:value-type="float" office:value="1.00393700787402" calcext:value-type="float">
            <text:p>1.003937007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3.93" calcext:value-type="float">
            <text:p>13.93</text:p>
          </table:table-cell>
          <table:table-cell table:formula="of:=20.4/[.B7]" office:value-type="float" office:value="1.46446518305815" calcext:value-type="float">
            <text:p>1.464465183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.81" calcext:value-type="float">
            <text:p>13.81</text:p>
          </table:table-cell>
          <table:table-cell table:formula="of:=20.4/[.B8]" office:value-type="float" office:value="1.47719044170891" calcext:value-type="float">
            <text:p>1.477190441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.83" calcext:value-type="float">
            <text:p>11.83</text:p>
          </table:table-cell>
          <table:table-cell table:formula="of:=20.4/[.B9]" office:value-type="float" office:value="1.72442941673711" calcext:value-type="float">
            <text:p>1.72442941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.5" calcext:value-type="float">
            <text:p>10.5</text:p>
          </table:table-cell>
          <table:table-cell table:formula="of:=20.4/[.B10]" office:value-type="float" office:value="1.94285714285714" calcext:value-type="float">
            <text:p>1.942857142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.69" calcext:value-type="float">
            <text:p>10.69</text:p>
          </table:table-cell>
          <table:table-cell table:formula="of:=20.4/[.B11]" office:value-type="float" office:value="1.90832553788587" calcext:value-type="float">
            <text:p>1.908325537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.13" calcext:value-type="float">
            <text:p>9.13</text:p>
          </table:table-cell>
          <table:table-cell table:formula="of:=20.4/[.B12]" office:value-type="float" office:value="2.23439211391019" calcext:value-type="float">
            <text:p>2.234392113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.43" calcext:value-type="float">
            <text:p>7.43</text:p>
          </table:table-cell>
          <table:table-cell table:formula="of:=20.4/[.B13]" office:value-type="float" office:value="2.74562584118439" calcext:value-type="float">
            <text:p>2.745625841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.49" calcext:value-type="float">
            <text:p>9.49</text:p>
          </table:table-cell>
          <table:table-cell table:formula="of:=20.4/[.B14]" office:value-type="float" office:value="2.14963119072708" calcext:value-type="float">
            <text:p>2.149631190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23" calcext:value-type="float">
            <text:p>7.23</text:p>
          </table:table-cell>
          <table:table-cell table:formula="of:=20.4/[.B15]" office:value-type="float" office:value="2.82157676348548" calcext:value-type="float">
            <text:p>2.821576763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5" calcext:value-type="float">
            <text:p>6.5</text:p>
          </table:table-cell>
          <table:table-cell table:formula="of:=20.4/[.B16]" office:value-type="float" office:value="3.13846153846154" calcext:value-type="float">
            <text:p>3.138461538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58" calcext:value-type="float">
            <text:p>7.58</text:p>
          </table:table-cell>
          <table:table-cell table:formula="of:=20.4/[.B17]" office:value-type="float" office:value="2.69129287598945" calcext:value-type="float">
            <text:p>2.69129287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.67" calcext:value-type="float">
            <text:p>5.67</text:p>
          </table:table-cell>
          <table:table-cell table:formula="of:=20.4/[.B18]" office:value-type="float" office:value="3.5978835978836" calcext:value-type="float">
            <text:p>3.597883597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.75" calcext:value-type="float">
            <text:p>5.75</text:p>
          </table:table-cell>
          <table:table-cell table:formula="of:=20.4/[.B19]" office:value-type="float" office:value="3.54782608695652" calcext:value-type="float">
            <text:p>3.5478260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19" calcext:value-type="float">
            <text:p>5.19</text:p>
          </table:table-cell>
          <table:table-cell table:formula="of:=20.4/[.B20]" office:value-type="float" office:value="3.93063583815029" calcext:value-type="float">
            <text:p>3.930635838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.55" calcext:value-type="float">
            <text:p>4.55</text:p>
          </table:table-cell>
          <table:table-cell table:formula="of:=20.4/[.B21]" office:value-type="float" office:value="4.48351648351648" calcext:value-type="float">
            <text:p>4.483516483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.6" calcext:value-type="float">
            <text:p>4.6</text:p>
          </table:table-cell>
          <table:table-cell table:formula="of:=20.4/[.B22]" office:value-type="float" office:value="4.43478260869565" calcext:value-type="float">
            <text:p>4.434782608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.29" calcext:value-type="float">
            <text:p>6.29</text:p>
          </table:table-cell>
          <table:table-cell table:formula="of:=20.4/[.B23]" office:value-type="float" office:value="3.24324324324324" calcext:value-type="float">
            <text:p>3.243243243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.36" calcext:value-type="float">
            <text:p>4.36</text:p>
          </table:table-cell>
          <table:table-cell table:formula="of:=20.4/[.B24]" office:value-type="float" office:value="4.67889908256881" calcext:value-type="float">
            <text:p>4.678899082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.87" calcext:value-type="float">
            <text:p>5.87</text:p>
          </table:table-cell>
          <table:table-cell table:formula="of:=20.4/[.B25]" office:value-type="float" office:value="3.47529812606474" calcext:value-type="float">
            <text:p>3.475298126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.99" calcext:value-type="float">
            <text:p>3.99</text:p>
          </table:table-cell>
          <table:table-cell table:formula="of:=20.4/[.B26]" office:value-type="float" office:value="5.11278195488722" calcext:value-type="float">
            <text:p>5.112781954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.94" calcext:value-type="float">
            <text:p>3.94</text:p>
          </table:table-cell>
          <table:table-cell table:formula="of:=20.4/[.B27]" office:value-type="float" office:value="5.17766497461929" calcext:value-type="float">
            <text:p>5.177664974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.47" calcext:value-type="float">
            <text:p>4.47</text:p>
          </table:table-cell>
          <table:table-cell table:formula="of:=20.4/[.B28]" office:value-type="float" office:value="4.56375838926174" calcext:value-type="float">
            <text:p>4.5637583893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.44" calcext:value-type="float">
            <text:p>4.44</text:p>
          </table:table-cell>
          <table:table-cell table:formula="of:=20.4/[.B29]" office:value-type="float" office:value="4.59459459459459" calcext:value-type="float">
            <text:p>4.59459459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23:30:45.657590546</dc:date>
    <meta:editing-duration>PT6M34S</meta:editing-duration>
    <meta:editing-cycles>2</meta:editing-cycles>
    <meta:generator>LibreOffice/5.1.4.2$Linux_X86_64 LibreOffice_project/10m0$Build-2</meta:generator>
    <meta:document-statistic meta:table-count="1" meta:cell-count="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46cm" svg:y="0.316cm" chart:style-name="ch2">
          <text:p>Transfer time = f(chunk size)</text:p>
        </chart:title>
        <chart:legend chart:legend-position="end" svg:x="13.492cm" svg:y="4.201cm" style:legend-expansion="high" chart:style-name="ch3"/>
        <chart:plot-area chart:style-name="ch4" table:cell-range-address="times.A1:times.B29" chart:data-source-has-labels="row" svg:x="1.331cm" svg:y="1.275cm" svg:width="11.841cm" svg:height="6.564cm">
          <chartooo:coordinate-region svg:x="1.952cm" svg:y="1.474cm" svg:width="10.848cm" svg:height="5.718cm"/>
          <chart:axis chart:dimension="x" chart:name="primary-x" chart:style-name="ch5">
            <chart:title svg:x="6.387cm" svg:y="8.019cm" chart:style-name="ch6">
              <text:p>Chunk size</text:p>
            </chart:title>
          </chart:axis>
          <chart:axis chart:dimension="y" chart:name="primary-y" chart:style-name="ch5">
            <chart:title svg:x="0.451cm" svg:y="5.54cm" chart:style-name="ch7">
              <text:p>Transfer time</text:p>
            </chart:title>
            <chart:grid chart:style-name="ch8" chart:class="major"/>
          </chart:axis>
          <chart:series chart:style-name="ch9" chart:values-cell-range-address="times.B2:times.B29" chart:label-cell-address="times.B1:times.B1" chart:class="chart:scatter">
            <chart:domain table:cell-range-address="times.A2:times.A29"/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)</text:p>
                <draw:g>
                  <svg:desc>times.B1:tim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imes.A2:times.A29</svg:desc>
                </draw:g>
              </table:table-cell>
              <table:table-cell office:value-type="float" office:value="53.13">
                <text:p>53.13</text:p>
                <draw:g>
                  <svg:desc>times.B2:times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9.37">
                <text:p>29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20.48">
                <text:p>20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13.93">
                <text:p>13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13.81">
                <text:p>13.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">
                <text:p>550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">
                <text:p>650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">
                <text:p>700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">
                <text:p>750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">
                <text:p>80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">
                <text:p>850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">
                <text:p>950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">
                <text:p>105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">
                <text:p>110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0">
                <text:p>1150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">
                <text:p>1200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0">
                <text:p>1250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">
                <text:p>1300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0">
                <text:p>135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">
                <text:p>1400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0">
                <text:p>1450</text:p>
              </table:table-cell>
              <table:table-cell office:value-type="float" office:value="4.44">
                <text:p>4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93cm" svg:y="0.316cm" chart:style-name="ch2">
          <text:p>Rate = f(chunk size)</text:p>
        </chart:title>
        <chart:legend chart:legend-position="end" svg:x="12.936cm" svg:y="4.201cm" style:legend-expansion="high" chart:style-name="ch3"/>
        <chart:plot-area chart:style-name="ch4" table:cell-range-address="times.A1:times.A29 times.C1:times.C29" chart:data-source-has-labels="row" svg:x="1.331cm" svg:y="1.275cm" svg:width="11.285cm" svg:height="6.564cm">
          <chartooo:coordinate-region svg:x="1.767cm" svg:y="1.474cm" svg:width="10.477cm" svg:height="5.718cm"/>
          <chart:axis chart:dimension="x" chart:name="primary-x" chart:style-name="ch5">
            <chart:title svg:x="6.109cm" svg:y="8.019cm" chart:style-name="ch6">
              <text:p>Chunk size</text:p>
            </chart:title>
          </chart:axis>
          <chart:axis chart:dimension="y" chart:name="primary-y" chart:style-name="ch5">
            <chart:title svg:x="0.451cm" svg:y="4.958cm" chart:style-name="ch7">
              <text:p>Rate</text:p>
            </chart:title>
            <chart:grid chart:style-name="ch8" chart:class="major"/>
          </chart:axis>
          <chart:series chart:style-name="ch9" chart:values-cell-range-address="times.C2:times.C29" chart:label-cell-address="times.C1:times.C1" chart:class="chart:scatter">
            <chart:domain table:cell-range-address="times.A2:times.A29"/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e (MB/s)</text:p>
                <draw:g>
                  <svg:desc>times.C1:time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imes.A2:times.A29</svg:desc>
                </draw:g>
              </table:table-cell>
              <table:table-cell office:value-type="float" office:value="0.383963862224732">
                <text:p>0.383963862224732</text:p>
                <draw:g>
                  <svg:desc>times.C2:times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0.582025677603424">
                <text:p>0.5820256776034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694586312563841">
                <text:p>0.694586312563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0.99609375">
                <text:p>0.9960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1.00393700787402">
                <text:p>1.00393700787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1.46446518305815">
                <text:p>1.46446518305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1.47719044170891">
                <text:p>1.477190441708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.72442941673711">
                <text:p>1.72442941673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1.94285714285714">
                <text:p>1.94285714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">
                <text:p>550</text:p>
              </table:table-cell>
              <table:table-cell office:value-type="float" office:value="1.90832553788587">
                <text:p>1.908325537885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2.23439211391019">
                <text:p>2.23439211391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">
                <text:p>650</text:p>
              </table:table-cell>
              <table:table-cell office:value-type="float" office:value="2.74562584118439">
                <text:p>2.745625841184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">
                <text:p>700</text:p>
              </table:table-cell>
              <table:table-cell office:value-type="float" office:value="2.14963119072708">
                <text:p>2.149631190727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">
                <text:p>750</text:p>
              </table:table-cell>
              <table:table-cell office:value-type="float" office:value="2.82157676348548">
                <text:p>2.821576763485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">
                <text:p>800</text:p>
              </table:table-cell>
              <table:table-cell office:value-type="float" office:value="3.13846153846154">
                <text:p>3.13846153846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">
                <text:p>850</text:p>
              </table:table-cell>
              <table:table-cell office:value-type="float" office:value="2.69129287598945">
                <text:p>2.691292875989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3.5978835978836">
                <text:p>3.5978835978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">
                <text:p>950</text:p>
              </table:table-cell>
              <table:table-cell office:value-type="float" office:value="3.54782608695652">
                <text:p>3.54782608695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3.93063583815029">
                <text:p>3.93063583815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">
                <text:p>1050</text:p>
              </table:table-cell>
              <table:table-cell office:value-type="float" office:value="4.48351648351648">
                <text:p>4.483516483516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">
                <text:p>1100</text:p>
              </table:table-cell>
              <table:table-cell office:value-type="float" office:value="4.43478260869565">
                <text:p>4.434782608695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0">
                <text:p>1150</text:p>
              </table:table-cell>
              <table:table-cell office:value-type="float" office:value="3.24324324324324">
                <text:p>3.243243243243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">
                <text:p>1200</text:p>
              </table:table-cell>
              <table:table-cell office:value-type="float" office:value="4.67889908256881">
                <text:p>4.678899082568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0">
                <text:p>1250</text:p>
              </table:table-cell>
              <table:table-cell office:value-type="float" office:value="3.47529812606474">
                <text:p>3.475298126064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">
                <text:p>1300</text:p>
              </table:table-cell>
              <table:table-cell office:value-type="float" office:value="5.11278195488722">
                <text:p>5.112781954887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0">
                <text:p>1350</text:p>
              </table:table-cell>
              <table:table-cell office:value-type="float" office:value="5.17766497461929">
                <text:p>5.177664974619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">
                <text:p>1400</text:p>
              </table:table-cell>
              <table:table-cell office:value-type="float" office:value="4.56375838926174">
                <text:p>4.563758389261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0">
                <text:p>1450</text:p>
              </table:table-cell>
              <table:table-cell office:value-type="float" office:value="4.59459459459459">
                <text:p>4.594594594594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